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ad0c"/>
    </style:style>
    <style:style style:name="P2" style:family="paragraph" style:parent-style-name="Standard">
      <style:text-properties officeooo:rsid="000f9bce" officeooo:paragraph-rsid="000f9bce"/>
    </style:style>
    <style:style style:name="P3" style:family="paragraph" style:parent-style-name="Standard">
      <style:text-properties officeooo:rsid="0010b1b9" officeooo:paragraph-rsid="0010b1b9"/>
    </style:style>
    <style:style style:name="P4" style:family="paragraph" style:parent-style-name="Standard">
      <style:text-properties fo:color="#000000" loext:opacity="100%" officeooo:rsid="000f9bce" officeooo:paragraph-rsid="000f9bce"/>
    </style:style>
    <style:style style:name="P5" style:family="paragraph" style:parent-style-name="Standard">
      <style:text-properties fo:color="#000000" loext:opacity="100%" officeooo:rsid="0010b1b9" officeooo:paragraph-rsid="0010b1b9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44080"/>
    </style:style>
    <style:style style:name="T3" style:family="text">
      <style:text-properties fo:color="#c9211e" loext:opacity="100%" officeooo:rsid="0015f8a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11cc7a"/>
    </style:style>
    <style:style style:name="T6" style:family="text">
      <style:text-properties fo:color="#000000" loext:opacity="100%" officeooo:rsid="00156100"/>
    </style:style>
    <style:style style:name="T7" style:family="text">
      <style:text-properties fo:color="#000000" loext:opacity="100%" officeooo:rsid="0015f8ad"/>
    </style:style>
    <style:style style:name="T8" style:family="text">
      <style:text-properties officeooo:rsid="0012d2e0"/>
    </style:style>
    <style:style style:name="T9" style:family="text">
      <style:text-properties officeooo:rsid="0015f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Orden <text:span text:style-name="T8">propuesto </text:span><text:span text:style-name="T9">(Albert)</text:span>:</text:p>
      <text:p text:style-name="P2"/>
      <text:p text:style-name="P2">Primeramente, asegurar que tenemos el Proyecto de Github debidamente creado <text:span text:style-name="T8">y ramas ordenadas</text:span>, también <text:span text:style-name="T9">asegurar</text:span> que todos podemos y sabemos hacer los cambios necesarios.</text:p>
      <text:p text:style-name="P2"/>
      <text:p text:style-name="P2">Lo segundo y también prioritario, tener al menos una historia lista y establecida. <text:span text:style-name="T3">No</text:span><text:span text:style-name="T1"> estoy seguro </text:span><text:span text:style-name="T2">de si los distintos personajes de cada historia tienen la misma historia</text:span><text:span text:style-name="T1"> </text:span><text:span text:style-name="T3">o hay cambios</text:span><text:span text:style-name="T7">. Q</text:span><text:span text:style-name="T4">uizas una opción sea empezar por tener un único personaje e historia con los que probaremos de trabajar y mas adelante, dudas aclaradas </text:span><text:span text:style-name="T7">a la vuelta de las vacaciones</text:span><text:span text:style-name="T4">, añadiremos personajes e historias. </text:span><text:span text:style-name="T7">Al consensuar la historia entre todos por Discord, ir haciendola en un diagrama de flujo en Drawio</text:span><text:span text:style-name="T4">.</text:span></text:p>
      <text:p text:style-name="P4"/>
      <text:p text:style-name="P4">Podemos hacer un primer modelo relacional de esta historia, <text:span text:style-name="T9">aunque quizás haya que modificar algo cuando añadamos historias</text:span>.</text:p>
      <text:p text:style-name="P4"/>
      <text:p text:style-name="P3"><text:span text:style-name="T4">Podemos tener preparadas algunas funciones sencillas, </text:span><text:span text:style-name="T7">como la de crear usuarios y contraseñas con formato correcto (Guardar en la BBDD es otro tema)</text:span><text:span text:style-name="T4">, </text:span><text:span text:style-name="T5">o los </text:span><text:span text:style-name="T6">menus con su formato.</text:span></text:p>
      <text:p text:style-name="P5"/>
      <text:p text:style-name="P5">Podemos probar la MV con dicho sistema operativo fuera de Azure y colgarla <text:span text:style-name="T9">o rehacerla</text:span> <text:span text:style-name="T9">mas adelante</text:span>, hay que tener en cuenta que Azure <text:span text:style-name="T9">en general, suele</text:span> cobrar por la información que se baja/quita de la nube, pero no por la que se sube y que tener un MV aunque apagada consume dinero. </text:p>
      <text:p text:style-name="P5"/>
      <text:p text:style-name="P5">Podemos hacer pruebas/investigación de ligar Python a SQL en nuestros ordenadores, pero es algo que probablemente tengamos que hacer con ayuda de los profeso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2T17:01:12.770000000</dc:date>
    <meta:editing-duration>PT1H45M55S</meta:editing-duration>
    <meta:editing-cycles>8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7" meta:word-count="232" meta:character-count="1430" meta:non-whitespace-character-count="1204"/>
  </office:meta>
</office:document-meta>
</file>